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text-properties fo:font-size="10pt" officeooo:paragraph-rsid="0006794a" style:font-size-asian="10pt" style:font-size-complex="10pt"/>
    </style:style>
    <style:style style:name="P4" style:family="paragraph" style:parent-style-name="Standard">
      <style:text-properties fo:font-size="10pt" officeooo:paragraph-rsid="0008771f" style:font-size-asian="10pt" style:font-size-complex="10pt"/>
    </style:style>
    <style:style style:name="P5" style:family="paragraph" style:parent-style-name="Standard">
      <style:text-properties fo:font-size="10pt" style:text-underline-style="solid" style:text-underline-width="auto" style:text-underline-color="font-color" officeooo:paragraph-rsid="0006794a" style:font-size-asian="10pt" style:font-size-complex="10pt"/>
    </style:style>
    <style:style style:name="P6" style:family="paragraph" style:parent-style-name="Standard">
      <style:text-properties fo:font-size="10pt" style:text-underline-style="solid" style:text-underline-width="auto" style:text-underline-color="font-color" officeooo:rsid="0006794a" officeooo:paragraph-rsid="0006794a" style:font-size-asian="10pt" style:font-size-complex="10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06794a" officeooo:paragraph-rsid="0008771f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paragraph-rsid="0008771f" style:font-size-asian="10pt" style:font-size-complex="10pt"/>
    </style:style>
    <style:style style:name="P9" style:family="paragraph" style:parent-style-name="Standard">
      <style:text-properties fo:font-size="10pt" style:text-underline-style="none" officeooo:rsid="0006794a" officeooo:paragraph-rsid="0006794a" style:font-size-asian="10pt" style:font-size-complex="10pt"/>
    </style:style>
    <style:style style:name="P10" style:family="paragraph" style:parent-style-name="Standard">
      <style:text-properties fo:font-size="10pt" style:text-underline-style="none" officeooo:rsid="0008771f" officeooo:paragraph-rsid="0008771f" style:font-size-asian="10pt" style:font-size-complex="10pt"/>
    </style:style>
    <style:style style:name="P11" style:family="paragraph" style:parent-style-name="Standard">
      <style:text-properties fo:font-size="10pt" style:text-underline-style="none" officeooo:rsid="0008771f" officeooo:paragraph-rsid="000b4f66" style:font-size-asian="10pt" style:font-size-complex="10pt"/>
    </style:style>
    <style:style style:name="P12" style:family="paragraph" style:parent-style-name="Standard">
      <style:text-properties fo:font-size="10pt" style:text-underline-style="none" officeooo:rsid="00094aa9" officeooo:paragraph-rsid="0008771f" style:font-size-asian="10pt" style:font-size-complex="1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officeooo:rsid="0006794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8771f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0e8e78" style:font-size-asian="10pt" style:font-size-complex="10pt"/>
    </style:style>
    <style:style style:name="T7" style:family="text">
      <style:text-properties style:text-underline-style="none" officeooo:rsid="0008771f"/>
    </style:style>
    <style:style style:name="T8" style:family="text">
      <style:text-properties style:text-underline-style="none" officeooo:rsid="00094aa9"/>
    </style:style>
    <style:style style:name="T9" style:family="text">
      <style:text-properties style:text-position="super 58%"/>
    </style:style>
    <style:style style:name="T10" style:family="text">
      <style:text-properties officeooo:rsid="0008da47"/>
    </style:style>
    <style:style style:name="T11" style:family="text">
      <style:text-properties officeooo:rsid="00094aa9"/>
    </style:style>
    <style:style style:name="T12" style:family="text">
      <style:text-properties officeooo:rsid="000afdb7"/>
    </style:style>
    <style:style style:name="T13" style:family="text">
      <style:text-properties officeooo:rsid="000b4f66"/>
    </style:style>
    <style:style style:name="T14" style:family="text">
      <style:text-properties fo:color="#b2b2b2" officeooo:rsid="000b4f6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am Christy</text:span><text:line-break/><text:span text:style-name="T5">Copper Beech apt. 20</text:span><text:span text:style-name="T6">6M</text:span><text:span text:style-name="T5"><text:line-break/>Ames IA, 50010<text:line-break/>schristy@iastate.edu<text:line-break/>(402)-917-8532</text:span></text:p>
      <text:p text:style-name="P2"/>
      <text:p text:style-name="P3"><text:tab/><text:span text:style-name="T2">I am a student at Iowa State University pursuing a degree in Electrical Engineering and a minor in Computer Science. I have experience designing, building, and testing electrical systems as well as extensive experience programming, especially in a Linux environment. I also have experience working on high pressure and challenging projects such as my senior design project, and my final project for integrated circuit design. I am currently seeking an internship for the spring semester, or a job for after I graduate in the spring of 2018.</text:span></text:p>
      <text:p text:style-name="P5"/>
      <text:p text:style-name="P6"><text:span text:style-name="T3">EDUCATION</text:span><text:tab/><text:tab/><text:tab/><text:tab/><text:tab/><text:tab/><text:tab/><text:tab/><text:tab/><text:tab/><text:tab/><text:tab/><text:tab/></text:p>
      <text:p text:style-name="P9"><text:tab/>Currently a Senior at Iowa State University</text:p>
      <text:p text:style-name="P9"><text:tab/>Majoring in Electrical Engineering with a Minor in Computer Science</text:p>
      <text:p text:style-name="P9"><text:tab/>Award for Competitive Excellence scholarship</text:p>
      <text:p text:style-name="P9"><text:tab/>Member of the Iowa State Chapter of the National Society of Collegiate Scholars</text:p>
      <text:p text:style-name="P5"/>
      <text:p text:style-name="P6"><text:span text:style-name="T3">PROJECTS</text:span><text:tab/><text:tab/><text:tab/><text:tab/><text:tab/><text:tab/><text:tab/><text:tab/><text:tab/><text:tab/><text:tab/><text:tab/><text:tab/></text:p>
      <text:p text:style-name="P11"><text:tab/><text:span text:style-name="T13">SI Attendance Management Senior Design Project </text:span><text:span text:style-name="T14">[may1709.sd.ece.iastate.edu]</text:span></text:p>
      <text:p text:style-name="P11"><text:tab/>Lightweight Linux Desktop Environment</text:p>
      <text:p text:style-name="P10"><text:tab/><text:span text:style-name="T10">Binary star orbit simulator for the physics department at Iowa State</text:span></text:p>
      <text:p text:style-name="P10"><text:tab/>Device drivers for a secondhand Sony EVI-D70 video camera</text:p>
      <text:p text:style-name="P10"><text:tab/><text:span text:style-name="T10">4B5B digital encoder/decoder integrated circuit design via Cadence CAD software</text:span></text:p>
      <text:p text:style-name="P9"><text:tab/>PIC based LCD driver</text:p>
      <text:p text:style-name="P9"><text:tab/>Atmega based dotmatrix LED display</text:p>
      <text:p text:style-name="P9"><text:tab/>Assembly to machine language interpreter</text:p>
      <text:p text:style-name="P9"><text:tab/>3d rendering software in Python (without OpenGL and hardware acceleration) and later in C++ ( With OpenGL)</text:p>
      <text:p text:style-name="P9"><text:tab/>OpenGL, DirectX and Graphics Device (GDI) programming</text:p>
      <text:p text:style-name="P9"><text:tab/>GIF file <text:span text:style-name="T11">binary editor</text:span></text:p>
      <text:p text:style-name="P9"><text:tab/>Several Android apps including a logic gate simulator and scrabble board game</text:p>
      <text:p text:style-name="P5"/>
      <text:p text:style-name="P6"><text:span text:style-name="T3">SKILLS</text:span><text:tab/><text:tab/><text:tab/><text:tab/><text:tab/><text:tab/><text:tab/><text:tab/><text:tab/><text:tab/><text:tab/><text:tab/><text:tab/></text:p>
      <text:p text:style-name="P10"><text:tab/>Linux (especially Debian and it’s derivatives<text:span text:style-name="T11">)</text:span></text:p>
      <text:p text:style-name="P10"><text:tab/><text:span text:style-name="T11">Computer security (PfSense, Ubuntu Server, FreeBSD)</text:span></text:p>
      <text:p text:style-name="P10"><text:tab/>Embedded device programming (Microcontroller/FPGA/Raspberry Pi)</text:p>
      <text:p text:style-name="P10"><text:tab/>Familiar with CAD/SPICE software</text:p>
      <text:p text:style-name="P10"><text:tab/>Experience with more than 15 programming languages Esp. (C++/C, Python, Haskell)</text:p>
      <text:p text:style-name="P4"><text:span text:style-name="T7"><text:tab/></text:span><text:span text:style-name="T8">Android programming</text:span></text:p>
      <text:p text:style-name="P12"><text:tab/>Soldering/Wave Soldering</text:p>
      <text:p text:style-name="P12"><text:tab/><text:span text:style-name="T12">LaTeX typesetting language</text:span></text:p>
      <text:p text:style-name="P8"/>
      <text:p text:style-name="P7"><text:span text:style-name="T4">COMPETITIONS</text:span><text:tab/><text:tab/><text:tab/><text:tab/><text:tab/><text:tab/><text:tab/><text:tab/><text:tab/><text:tab/><text:tab/><text:tab/></text:p>
      <text:p text:style-name="P10"><text:tab/>2<text:span text:style-name="T9">nd</text:span> out of 44 teams in the 2017 Senior Design Projects</text:p>
      <text:p text:style-name="P10"><text:tab/>2<text:span text:style-name="T9">nd</text:span> place National Cyber Defense Competition-Spring 2016</text:p>
      <text:p text:style-name="P10"><text:tab/>1<text:span text:style-name="T9">st</text:span> place Iowa State Cyber Defense Competition-Spring 2015</text:p>
      <text:p text:style-name="P8"/>
      <text:p text:style-name="P7"><text:span text:style-name="T4">WORK EXPERIENCE</text:span><text:tab/><text:tab/><text:tab/><text:tab/><text:tab/><text:tab/><text:tab/><text:tab/><text:tab/><text:tab/><text:tab/><text:tab/></text:p>
      <text:p text:style-name="P10"><text:tab/>Data Entry for the Iowa State Dept. of Education April-August 2016</text:p>
      <text:p text:style-name="P10"><text:tab/>Line Cook for Pepperjax Bar and Grill April-August 2015</text:p>
      <text:p text:style-name="P10"><text:tab/>Lowe’s Commercial Loader May-August 2014</text:p>
      <text:p text:style-name="P10"><text:tab/>Volunteer at Methodist Hospital in Omaha 2012-2013</text:p>
      <text:p text:style-name="P10"><text:tab/>Corn Detasseling for Pioneer during the summer seasons of 2009 and 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5:23:57.582906537</meta:creation-date>
    <dc:date>2017-08-21T14:52:39.884358499</dc:date>
    <meta:editing-duration>PT18M11S</meta:editing-duration>
    <meta:editing-cycles>5</meta:editing-cycles>
    <meta:generator>LibreOffice/5.2.7.2$Linux_X86_64 LibreOffice_project/20m0$Build-2</meta:generator>
    <meta:document-statistic meta:table-count="0" meta:image-count="0" meta:object-count="0" meta:page-count="1" meta:paragraph-count="39" meta:word-count="343" meta:character-count="2463" meta:non-whitespace-character-count="2063"/>
  </office:meta>
</office:document-meta>
</file>